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GONZALES URRUTIA RAU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HUALLPA MENDOZA LIZBETH CARME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GONZALES URRUTIA RAU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ROJ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6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0645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5T21:53:49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